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2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22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objectwithoutfill">
      <style:graphic-properties draw:stroke="dash" draw:stroke-dash="Dashed_20__28_var_29_" svg:stroke-color="#000000" draw:marker-start="Arrow" draw:marker-start-width="0.305cm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solid" draw:stroke-dash="_32__20_Dots_20_1_20_Dash" svg:stroke-color="#808080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4.064cm" svg:x="7.384cm" svg:y="10.525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7.35cm" svg:y="1cm">
          <text:p text:style-name="P1"><text:span text:style-name="T1">Docker container:</text:span><text:span text:style-name="T1"><text:line-break/></text:span><text:span text:style-name="T1">senzing/g2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.009cm" svg:y="4.1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cm" svg:y="1cm">
          <text:p text:style-name="P1"><text:span text:style-name="T1">Docker container:</text:span></text:p>
          <text:p text:style-name="P1"><text:span text:style-name="T1">senzing/postgresql-in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.009cm" svg:y="7.3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senzing/python-dem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016cm" svg:x="1.263cm" svg:y="8.439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draw:layer="layout" svg:width="1.725cm" svg:height="1.816cm" svg:x="3.794cm" svg:y="4.6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7.516cm" svg:y="2.522cm">
          <text:p text:style-name="P4"><text:span text:style-name="T2">G2Loader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445cm" svg:height="0.762cm" svg:x="7.591cm" svg:y="8.615cm">
          <text:p text:style-name="P4"><text:span text:style-name="T2">app.py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7.985cm" svg:y1="3.286cm" svg:x2="5.572cm" svg:y2="5.191cm">
          <text:p/>
        </draw:line>
        <draw:line draw:style-name="gr7" draw:text-style-name="P8" draw:layer="layout" svg:x1="5.445cm" svg:y1="6.08cm" svg:x2="7.604cm" svg:y2="8.62cm">
          <text:p/>
        </draw:line>
        <draw:line draw:style-name="gr7" draw:text-style-name="P8" draw:layer="layout" svg:x1="5.445cm" svg:y1="6.207cm" svg:x2="5.445cm" svg:y2="8.493cm">
          <text:p/>
        </draw:line>
        <draw:custom-shape draw:style-name="gr8" draw:text-style-name="P7" draw:layer="layout" svg:width="3.81cm" svg:height="0.762cm" svg:x="7.938cm" svg:y="12.403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81cm" svg:height="0.762cm" svg:x="7.938cm" svg:y="13.419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81cm" svg:height="0.762cm" svg:x="7.938cm" svg:y="11.403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35cm" svg:y="4.175cm">
          <text:p text:style-name="P1"><text:span text:style-name="T1">Docker container:</text:span><text:span text:style-name="T1"><text:line-break/></text:span><text:span text:style-name="T1">senzing/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445cm" svg:height="0.762cm" svg:x="7.612cm" svg:y="5.746cm">
          <text:p text:style-name="P4"><text:span text:style-name="T2">G2Command.py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7.604cm" svg:y1="5.953cm" svg:x2="5.572cm" svg:y2="5.572cm">
          <text:p/>
        </draw:line>
        <draw:line draw:style-name="gr12" draw:text-style-name="P8" draw:layer="layout" svg:x1="5.064cm" svg:y1="3.54cm" svg:x2="5.064cm" svg:y2="4.5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10T19:58:17.856205490</dc:date>
    <meta:editing-duration>PT1H19M45S</meta:editing-duration>
    <meta:editing-cycles>26</meta:editing-cycles>
    <meta:generator>LibreOffice/6.0.7.3$Linux_X86_64 LibreOffice_project/00m0$Build-3</meta:generator>
    <meta:document-statistic meta:object-count="20"/>
  </office:meta>
</office:document-meta>
</file>